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5da" officeooo:paragraph-rsid="000ea5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main()</text:p>
      <text:p text:style-name="Standard">{</text:p>
      <text:p text:style-name="Standard"><text:s text:c="5"/>int tmp;</text:p>
      <text:p text:style-name="Standard"/>
      <text:p text:style-name="Standard"><text:s text:c="4"/>printf("Input days temperature: ");</text:p>
      <text:p text:style-name="Standard"><text:s text:c="4"/></text:p>
      <text:p text:style-name="Standard"><text:s text:c="4"/>scanf("%d",&amp;tmp);</text:p>
      <text:p text:style-name="Standard"><text:s text:c="4"/></text:p>
      <text:p text:style-name="Standard"/>
      <text:p text:style-name="Standard"><text:s text:c="3"/>if(tmp&lt;0)</text:p>
      <text:p text:style-name="Standard"/>
      <text:p text:style-name="Standard"><text:s text:c="13"/>printf("Freezing weather\n");</text:p>
      <text:p text:style-name="Standard"><text:s text:c="13"/></text:p>
      <text:p text:style-name="Standard"><text:s text:c="3"/>else if(tmp&lt;10)</text:p>
      <text:p text:style-name="Standard"><text:s text:c="3"/></text:p>
      <text:p text:style-name="Standard"><text:s text:c="12"/>printf("Very cold weather\n");</text:p>
      <text:p text:style-name="Standard"><text:s text:c="12"/></text:p>
      <text:p text:style-name="Standard"><text:s text:c="12"/>else if(tmp&lt;20)</text:p>
      <text:p text:style-name="Standard"><text:s text:c="12"/></text:p>
      <text:p text:style-name="Standard"><text:s text:c="24"/>printf("Cold weather\n");</text:p>
      <text:p text:style-name="Standard"><text:s text:c="24"/></text:p>
      <text:p text:style-name="Standard"><text:s text:c="20"/>else if(tmp&lt;30)</text:p>
      <text:p text:style-name="Standard"><text:s text:c="20"/></text:p>
      <text:p text:style-name="Standard"><text:s text:c="31"/>printf("Normal in temp\n");</text:p>
      <text:p text:style-name="Standard"><text:s text:c="31"/></text:p>
      <text:p text:style-name="Standard"><text:s text:c="28"/>else if(tmp&lt;40)</text:p>
      <text:p text:style-name="Standard"><text:s text:c="28"/></text:p>
      <text:p text:style-name="Standard"><text:s text:c="41"/>printf("Its Hot\n");</text:p>
      <text:p text:style-name="Standard"><text:s text:c="36"/>else</text:p>
      <text:p text:style-name="Standard"><text:s text:c="43"/>printf("Its very hot\n");</text:p>
      <text:p text:style-name="Standard"/>
      <text:p text:style-name="Standard">}</text:p>
      <text:p text:style-name="Standard"/>
      <text:p text:style-name="Standard"/>
      <text:p text:style-name="Standard"/>
      <text:p text:style-name="P1"><text:span text:style-name="T2">Output</text:span> <text:s/>:</text:p>
      <text:p text:style-name="Standard">Input days temperature: -11</text:p>
      <text:p text:style-name="Standard">Freezing weath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6:20:00.539620628</meta:creation-date>
    <dc:date>2022-09-12T16:22:02.191014052</dc:date>
    <meta:editing-duration>PT2M3S</meta:editing-duration>
    <meta:editing-cycles>1</meta:editing-cycles>
    <meta:document-statistic meta:table-count="0" meta:image-count="0" meta:object-count="0" meta:page-count="1" meta:paragraph-count="32" meta:word-count="46" meta:character-count="802" meta:non-whitespace-character-count="347"/>
    <meta:generator>LibreOffice/6.4.7.2$Linux_X86_64 LibreOffice_project/40$Build-2</meta:generator>
  </office:meta>
</office:document-meta>
</file>